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style:font-name="Liberation Mono" fo:font-size="10pt" fo:language="ru" fo:country="RU" officeooo:rsid="0031c898" officeooo:paragraph-rsid="0031c898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Times New Roman" fo:font-size="14pt" fo:language="ru" fo:country="RU" officeooo:rsid="001b4332" officeooo:paragraph-rsid="001b4332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0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5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17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ef671" officeooo:paragraph-rsid="002ef671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.499cm" style:auto-text-indent="false" style:text-autospace="none"/>
      <style:text-properties style:font-name="Liberation Mono" fo:font-size="10pt" fo:language="ru" fo:country="RU" officeooo:rsid="0031c898" officeooo:paragraph-rsid="0031c898" style:font-size-asian="10pt" style:font-size-complex="10pt"/>
    </style:style>
    <style:style style:name="P26" style:family="paragraph" style:parent-style-name="Text_20_body">
      <style:text-properties fo:font-size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fo:language="ru" fo:country="RU" officeooo:paragraph-rsid="001766f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1766fd" officeooo:paragraph-rsid="001766fd"/>
    </style:style>
    <style:style style:name="P30" style:family="paragraph" style:parent-style-name="Heading_20_1">
      <style:text-properties fo:language="ru" fo:country="RU"/>
    </style:style>
    <style:style style:name="P31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32" style:family="paragraph" style:parent-style-name="Text_20_body">
      <style:text-properties fo:font-size="14pt" fo:language="ru" fo:country="RU"/>
    </style:style>
    <style:style style:name="P33" style:family="paragraph" style:parent-style-name="Heading_20_2">
      <style:paragraph-properties fo:text-align="center" style:justify-single-word="false" fo:orphans="0" fo:widows="0" style:text-autospace="none"/>
      <style:text-properties style:font-name="Liberation Serif" fo:font-size="14pt" fo:language="ru" fo:country="RU" fo:font-weight="normal" officeooo:rsid="00057296" officeooo:paragraph-rsid="000567ca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officeooo:rsid="00057296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1">Федеральное государственное автономное</text:p>
      <text:p text:style-name="P11">образовательное учреждение</text:p>
      <text:p text:style-name="P11">высшего профессионального образования</text:p>
      <text:p text:style-name="P11">«СИБИРСКИЙ ФЕДЕРАЛЬНЫЙ УНИВЕРСИТЕТ»</text:p>
      <text:p text:style-name="P8"/>
      <text:p text:style-name="P12">Институт космических и информационных технологий</text:p>
      <text:p text:style-name="P9"/>
      <text:p text:style-name="P13">Кафедра вычислительной техники</text:p>
      <text:p text:style-name="P9"/>
      <text:p text:style-name="P19"/>
      <text:p text:style-name="P11"/>
      <text:p text:style-name="P11"/>
      <text:p text:style-name="P11"/>
      <text:p text:style-name="P11"/>
      <text:p text:style-name="P11"/>
      <text:p text:style-name="P19"/>
      <text:p text:style-name="P18"><text:tab/><text:tab/><text:tab/><text:tab/></text:p>
      <text:p text:style-name="P20">ОТЧЕТ ПО ЛАБОРАТОРНОЙ РАБОТЕ <text:span text:style-name="T5">№16</text:span></text:p>
      <text:h text:style-name="P33" text:outline-level="2"><text:bookmark text:name="yui_3_17_2_2_1464685337374_151"/>Знакомство с библиотекой Qt</text:h>
      <text:p text:style-name="P13"/>
      <text:p text:style-name="P16"/>
      <text:p text:style-name="P16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2"><text:span text:style-name="T1"><text:s text:c="2"/>Преподаватель</text:span><text:span text:style-name="T2"> <text:s text:c="42"/>_________ <text:s text:c="19"/>Ушакова М.С.</text:span></text:p>
      <text:p text:style-name="P10"><text:span text:style-name="T2"><text:s text:c="70"/></text:span>подпись, дата <text:s text:c="17"/>инициалы, фамилия</text:p>
      <text:p text:style-name="P10"/>
      <text:p text:style-name="P2"><text:span text:style-name="T2"><text:s text:c="2"/>Студент КИ</text:span></text:p>
      <text:p text:style-name="P10"><text:s text:c="18"/></text:p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21"><text:span text:style-name="T2">Красноярск 20</text:span><text:span text:style-name="T3">15</text:span></text:p>
      <text:h text:style-name="P30" text:outline-level="1"><text:soft-page-break/>Задание</text:h>
      <text:p text:style-name="P5"/>
      <text:p text:style-name="P7">1-3 примера программ из лекции про библиотеку <text:span text:style-name="T8">Qt</text:span> запустить, продемонстрировать преподавателю и объяснить принципы работы.</text:p>
      <text:p text:style-name="P6"/>
      <text:h text:style-name="P30" text:outline-level="1">Цель работы </text:h>
      <text:p text:style-name="P32"/>
      <text:p text:style-name="P26"><text:span text:style-name="T6"><text:tab/></text:span><text:span text:style-name="T7">Получить практические навыки использования библиотеки Qt</text:span></text:p>
      <text:p text:style-name="P6"/>
      <text:p text:style-name="P6"/>
      <text:p text:style-name="P6"/>
      <text:p text:style-name="P29"/>
      <text:h text:style-name="P30" text:outline-level="1">Код программ</text:h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1</text:p>
            <text:p text:style-name="P22">2</text:p>
            <text:p text:style-name="P22">3</text:p>
            <text:p text:style-name="P22">4</text:p>
            <text:p text:style-name="P22">5</text:p>
            <text:p text:style-name="P22">6</text:p>
            <text:p text:style-name="P22">7</text:p>
            <text:p text:style-name="P22">8</text:p>
            <text:p text:style-name="P22">9</text:p>
            <text:p text:style-name="P22">10</text:p>
            <text:p text:style-name="P22">11</text:p>
            <text:p text:style-name="P22">12</text:p>
            <text:p text:style-name="P22">13</text:p>
            <text:p text:style-name="P23">14</text:p>
            <text:p text:style-name="P23">15</text:p>
            <text:p text:style-name="P23">16</text:p>
            <text:p text:style-name="P24">17</text:p>
            <text:p text:style-name="P24">18</text:p>
            <text:p text:style-name="P24">19</text:p>
            <text:p text:style-name="P24">20</text:p>
            <text:p text:style-name="P24">21</text:p>
            <text:p text:style-name="P24">22</text:p>
            <text:p text:style-name="P24">23</text:p>
            <text:p text:style-name="P24">24</text:p>
            <text:p text:style-name="P24">25</text:p>
            <text:p text:style-name="P24">26</text:p>
            <text:p text:style-name="P24">27</text:p>
            <text:p text:style-name="P24">28</text:p>
            <text:p text:style-name="P24">29</text:p>
            <text:p text:style-name="P24">30</text:p>
            <text:p text:style-name="P24">31</text:p>
            <text:p text:style-name="P24">32</text:p>
            <text:p text:style-name="P24">33</text:p>
            <text:p text:style-name="P24">34</text:p>
            <text:p text:style-name="P24">35</text:p>
            <text:p text:style-name="P24">36</text:p>
            <text:p text:style-name="P24">37</text:p>
            <text:p text:style-name="P24">38</text:p>
            <text:p text:style-name="P24">39</text:p>
            <text:p text:style-name="P24">40</text:p>
            <text:p text:style-name="P24">41</text:p>
            <text:p text:style-name="P24">42</text:p>
            <text:p text:style-name="P24">43</text:p>
            <text:p text:style-name="P24">44</text:p>
            <text:p text:style-name="P24">45</text:p>
            <text:p text:style-name="P24">46</text:p>
            <text:p text:style-name="P24">47</text:p>
            <text:p text:style-name="P24">48</text:p>
            <text:p text:style-name="P24">49</text:p>
            <text:p text:style-name="P24">50</text:p>
            <text:p text:style-name="P24">51</text:p>
            <text:p text:style-name="P24">52</text:p>
            <text:p text:style-name="P24">53</text:p>
            <text:p text:style-name="P24">54</text:p>
            <text:p text:style-name="P24">55</text:p>
          </table:table-cell>
          <table:table-cell table:style-name="Table3.B1" office:value-type="string">
            <text:p text:style-name="P25">#include &lt;QtWidgets/QApplication&gt;</text:p>
            <text:p text:style-name="P25">#include &lt;QtWidgets/QLabel&gt;</text:p>
            <text:p text:style-name="P25">int main(int argc, char** argv)</text:p>
            <text:p text:style-name="P25">{</text:p>
            <text:p text:style-name="P25"><text:s text:c="4"/>QApplication app(argc, argv);</text:p>
            <text:p text:style-name="P25"><text:s text:c="4"/>QLabel lbl("Hello, World !");</text:p>
            <text:p text:style-name="P25"><text:s text:c="4"/>lbl.show();</text:p>
            <text:p text:style-name="P25"><text:s text:c="4"/>return app.exec();</text:p>
            <text:p text:style-name="P25">}</text:p>
            <text:p text:style-name="P25">#include "Counter.h"</text:p>
            <text:p text:style-name="P3"><text:s/>----------------------------------------------------------------------</text:p>
            <text:p text:style-name="P25">Counter::Counter() : QObject()</text:p>
            <text:p text:style-name="P25"><text:s text:c="19"/>, m_nValue(0)</text:p>
            <text:p text:style-name="P25">{</text:p>
            <text:p text:style-name="P25">}</text:p>
            <text:p text:style-name="P25"/>
            <text:p text:style-name="P25">// ----------------------------------------------------------------------</text:p>
            <text:p text:style-name="P25">void Counter::slotInc()</text:p>
            <text:p text:style-name="P25">{</text:p>
            <text:p text:style-name="P25"><text:s text:c="4"/>emit counterChanged(++m_nValue);</text:p>
            <text:p text:style-name="P25"/>
            <text:p text:style-name="P25"><text:s text:c="4"/>if (m_nValue == 5) {</text:p>
            <text:p text:style-name="P25"><text:s text:c="8"/>emit goodbye();</text:p>
            <text:p text:style-name="P25"><text:s text:c="4"/>}</text:p>
            <text:p text:style-name="P25">}</text:p>
            <text:p text:style-name="P25">// ======================================================================</text:p>
            <text:p text:style-name="P25">// <text:s/>Counter.h</text:p>
            <text:p text:style-name="P25">// ======================================================================</text:p>
            <text:p text:style-name="P25"/>
            <text:p text:style-name="P25">#ifndef _Counter_h_</text:p>
            <text:p text:style-name="P25">#define _Counter_h_</text:p>
            <text:p text:style-name="P25"/>
            <text:p text:style-name="P25">#include &lt;QObject&gt;</text:p>
            <text:p text:style-name="P25"/>
            <text:p text:style-name="P25">// ======================================================================</text:p>
            <text:p text:style-name="P25">class Counter : public QObject {</text:p>
            <text:p text:style-name="P25"><text:s text:c="4"/>Q_OBJECT</text:p>
            <text:p text:style-name="P25">private:</text:p>
            <text:p text:style-name="P25"><text:s text:c="4"/>int m_nValue;</text:p>
            <text:p text:style-name="P25"/>
            <text:p text:style-name="P25">public:</text:p>
            <text:p text:style-name="P25"><text:s text:c="4"/>Counter();</text:p>
            <text:p text:style-name="P25"/>
            <text:p text:style-name="P25">public slots:</text:p>
            <text:p text:style-name="P25"><text:s text:c="4"/>void slotInc();</text:p>
            <text:p text:style-name="P25"/>
            <text:p text:style-name="P25">signals:</text:p>
            <text:p text:style-name="P25"><text:s text:c="4"/>void goodbye <text:s text:c="6"/>( <text:s text:c="2"/>);</text:p>
            <text:p text:style-name="P25"><text:s text:c="4"/>void counterChanged(int);</text:p>
            <text:p text:style-name="P25">};</text:p>
            <text:p text:style-name="P25">#endif <text:s/>//_Counter_h_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31:19.127000000</dc:date>
    <meta:editing-duration>P1DT7H11M45S</meta:editing-duration>
    <meta:editing-cycles>27</meta:editing-cycles>
    <meta:generator>LibreOffice/5.0.1.2$Windows_x86 LibreOffice_project/81898c9f5c0d43f3473ba111d7b351050be20261</meta:generator>
    <dc:creator>Семён Андреевич Муравьёв</dc:creator>
    <meta:document-statistic meta:table-count="1" meta:image-count="0" meta:object-count="0" meta:page-count="3" meta:paragraph-count="118" meta:word-count="212" meta:character-count="1889" meta:non-whitespace-character-count="1530"/>
  </office:meta>
</office:document-meta>
</file>